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327bc" officeooo:paragraph-rsid="001327bc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327bc" officeooo:paragraph-rsid="0017b9e0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327bc" officeooo:paragraph-rsid="0018af8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48148" officeooo:paragraph-rsid="0014814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62d95" officeooo:paragraph-rsid="00162d95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c7cd4" officeooo:paragraph-rsid="001e76f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2d95" officeooo:paragraph-rsid="00162d95" fo:background-color="#dddddd" style:font-size-asian="14pt" style:font-size-complex="14pt"/>
    </style:style>
    <style:style style:name="P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9" style:family="paragraph" style:parent-style-name="Standard">
      <style:paragraph-properties fo:line-height="150%"/>
      <style:text-properties style:font-name="Ubuntu" fo:font-size="14pt" officeooo:rsid="001327bc" officeooo:paragraph-rsid="0022601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327bc" officeooo:paragraph-rsid="0017b9e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327bc" officeooo:paragraph-rsid="0027aeb4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26011" officeooo:paragraph-rsid="0022601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365c1" officeooo:paragraph-rsid="002365c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59d91" officeooo:paragraph-rsid="00259d9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59d91" officeooo:paragraph-rsid="00263a4b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7aeb4" officeooo:paragraph-rsid="0027aeb4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26011" officeooo:paragraph-rsid="00226011" fo:background-color="#ddddd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7aeb4" officeooo:paragraph-rsid="0027aeb4" fo:background-color="transparen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a4b" style:font-weight-asian="bold" style:font-weight-complex="bold"/>
    </style:style>
    <style:style style:name="T3" style:family="text">
      <style:text-properties officeooo:rsid="00149dcc"/>
    </style:style>
    <style:style style:name="T4" style:family="text">
      <style:text-properties officeooo:rsid="00178bfa"/>
    </style:style>
    <style:style style:name="T5" style:family="text">
      <style:text-properties officeooo:rsid="001e76f5"/>
    </style:style>
    <style:style style:name="T6" style:family="text">
      <style:text-properties officeooo:rsid="0020b9aa"/>
    </style:style>
    <style:style style:name="T7" style:family="text">
      <style:text-properties officeooo:rsid="002139f5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20b9aa" fo:background-color="#dddddd" loext:char-shading-value="0"/>
    </style:style>
    <style:style style:name="T10" style:family="text">
      <style:text-properties fo:background-color="#dddddd" loext:char-shading-value="0"/>
    </style:style>
    <style:style style:name="T11" style:family="text">
      <style:text-properties officeooo:rsid="00263a4b" fo:background-color="#dddddd" loext:char-shading-value="0"/>
    </style:style>
    <style:style style:name="T12" style:family="text"/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63a4b" style:font-weight-asian="normal" style:font-weight-complex="normal"/>
    </style:style>
    <style:style style:name="T15" style:family="text">
      <style:text-properties fo:font-weight="normal" fo:background-color="#dddddd" loext:char-shading-value="0" style:font-weight-asian="normal" style:font-weight-complex="normal"/>
    </style:style>
    <style:style style:name="T16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17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18" style:family="text">
      <style:text-properties officeooo:rsid="002365c1"/>
    </style:style>
    <style:style style:name="T19" style:family="text">
      <style:text-properties officeooo:rsid="00263a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CBF Cursos</text:h>
      <text:p text:style-name="P1">_____________________________________________________________________</text:p>
      <text:h text:style-name="P8" text:outline-level="2">Modo Estrito</text:h>
      <text:p text:style-name="P4">O modo estrito deixa o codigo mais limpo, com menos sujeira, menos coisas inutilizadas. Vai adicionar uma série de restrições no codigo, obrigando os programadores a criarem codigos mais limpos. <text:span text:style-name="T3">Em modo estrito a semantica se tornará diferente de um codigo normal, é possível usa-lo em scripts inteiros ou em funções individuais.</text:span></text:p>
      <text:p text:style-name="P5"/>
      <text:p text:style-name="P5"><text:span text:style-name="T1">Ativar -</text:span> Para ativar o modo estrito basta no começo do codigo <text:span text:style-name="T4">ou função</text:span> digitar: </text:p>
      <text:p text:style-name="P7">“use strict” </text:p>
      <text:p text:style-name="P2">_____________________________________________________________________</text:p>
      <text:h text:style-name="P8" text:outline-level="2">Operadores Bitwise</text:h>
      <text:p text:style-name="P2"><text:a xlink:type="simple" xlink:href="https://www.youtube.com/watch?v=JbGf_hd6g_Q&amp;list=PLx4x_zx8csUg_AxxbVWHEyAJ6cBdsYc0T&amp;index=9&amp;ab_channel=CFBCursos" text:style-name="Internet_20_link" text:visited-style-name="Visited_20_Internet_20_Link">https://www.youtube.com/watch?v=JbGf_hd6g_Q&amp;list=PLx4x_zx8csUg_AxxbVWHEyAJ6cBdsYc0T&amp;index=9&amp;ab_channel=CFBCursos</text:a> </text:p>
      <text:p text:style-name="P3">_____________________________________________________________________</text:p>
      <text:p text:style-name="P6"><text:span text:style-name="T1">stopPropagation -</text:span> <text:span text:style-name="T5">Para a propagação de um evento, </text:span><text:span text:style-name="T6">ou seja, desabilita um evento, </text:span><text:span text:style-name="T7">geralmente é usado em elementos filhos: </text:span><text:span text:style-name="T9">evento.stopPropagation( <text:s/>) </text:span></text:p>
      <text:p text:style-name="P9">_____________________________________________________________________</text:p>
      <text:p text:style-name="P12"><text:span text:style-name="T1">children -</text:span> Retorna <text:span text:style-name="T18">todos </text:span>os <text:span text:style-name="T18">elementos</text:span> filhos direto: <text:span text:style-name="T10">elemento.children </text:span></text:p>
      <text:p text:style-name="P12"/>
      <text:p text:style-name="P14"><text:span text:style-name="T1">firstChild -</text:span> Retorna o primeiro filho, <text:span text:style-name="T19">sendo texto ou elemento: </text:span><text:span text:style-name="T11">elemento.firstChild </text:span></text:p>
      <text:p text:style-name="P12"/>
      <text:p text:style-name="P12"/>
      <text:p text:style-name="P12"><text:soft-page-break/><text:span text:style-name="T1">firstElementChild -</text:span> Retorna o primeiro elemento filho:</text:p>
      <text:p text:style-name="P17">elemento.firstElementChild </text:p>
      <text:p text:style-name="P2"/>
      <text:p text:style-name="P12"><text:span text:style-name="T1">lastElementChild - </text:span><text:span text:style-name="T13">Retorna o ultimo elemento filho:</text:span><text:span text:style-name="T1"> </text:span><text:span text:style-name="T15">elemento.lastElementChild </text:span></text:p>
      <text:p text:style-name="P2"/>
      <text:p text:style-name="P15"><text:span text:style-name="T2">last</text:span><text:span text:style-name="T1">Child - </text:span><text:span text:style-name="T14">Retorna o ultimo filho, sendo texto ou elemento: </text:span><text:span text:style-name="T17">elemento.lastChild </text:span></text:p>
      <text:p text:style-name="P2"/>
      <text:p text:style-name="P13"><text:span text:style-name="T1">rootNode -</text:span> Retorna o nó raiz do documento: <text:span text:style-name="T10">document.getRootNode( <text:s/>) </text:span></text:p>
      <text:p text:style-name="P2"/>
      <text:p text:style-name="P13"><text:span text:style-name="T1">ownerDocument -</text:span> Retorna o proprietario do documento: <text:span text:style-name="T10">elemento.ownerDocument<text:tab/></text:span></text:p>
      <text:p text:style-name="P13"/>
      <text:p text:style-name="P13"><text:span text:style-name="T1">hasChildNodes -</text:span> Verifica se o elemento possui filhos, incluindo texto e retorna true ou false: <text:span text:style-name="T10">elemento.hasChildNodes</text:span></text:p>
      <text:p text:style-name="P13"/>
      <text:p text:style-name="P16"><text:span text:style-name="T1">parentNode -</text:span> Retorna o pai: <text:span text:style-name="T10">elemento.parentNode </text:span></text:p>
      <text:p text:style-name="P13"/>
      <text:p text:style-name="P16"><text:span text:style-name="T1">parentElement -</text:span> Retorna o elemento pai: <text:span text:style-name="T10">elemento.parentElement</text:span></text:p>
      <text:p text:style-name="P13"/>
      <text:p text:style-name="P16"><text:span text:style-name="T1">Avô -</text:span> <text:span text:style-name="T10">elemento.parentNode.parentNode</text:span></text:p>
      <text:p text:style-name="P16"><text:span text:style-name="T10"/></text:p>
      <text:p text:style-name="P18"><text:span text:style-name="T1">Filhos do Avô -</text:span> <text:s/><text:span text:style-name="T8">elemento.parentNode.parentNode.children</text:span></text:p>
      <text:p text:style-name="P11">_____________________________________________________________________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7:05:22.856286371</meta:creation-date>
    <dc:date>2023-01-11T07:36:44.532581361</dc:date>
    <meta:editing-duration>PT2H31M24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3" meta:paragraph-count="26" meta:word-count="204" meta:character-count="1926" meta:non-whitespace-character-count="1733"/>
  </office:meta>
</office:document-meta>
</file>